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enTetesDecision#%</text:p>
      <text:p text:style-name="P13"/>
      <text:p text:style-name="P13"/>
      <text:p text:style-name="P15">%=TITRE_ATTESTATION=% %=annee_attestation=%</text:p>
      <text:p text:style-name="P14">%=nss_requerant=% %=nomPrenom_requerant=%</text:p>
      <text:p text:style-name="P14"/>
      <text:p text:style-name="P14"/>
      <text:p text:style-name="P14">%=titre_tiers=%</text:p>
      <text:p text:style-name="P14"/>
      <text:p text:style-name="P14">%=PARAGRAPHE1_ATTESTATION=%</text:p>
      <text:p text:style-name="P14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4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14"/>
      <text:p text:style-name="P21"/>
      <text:p text:style-name="P22">%=remLineWhenBlank(TITRE_API,-2)=%</text:p>
      <text:p text:style-name="P7">%=remLineWhenBlank(TEXTE_API,1)=%</text:p>
      <text:p text:style-name="P8"/>
      <text:p text:style-name="P8">%=remLineWhenBlank(PLUSIEURS_ATT_FAMILLE,1)=%</text:p>
      <text:p text:style-name="P8">%=remLineWhenBlank(HAS_PC_DECEMBRE,1)=%</text:p>
      <text:p text:style-name="P8">%=remLineWhenBlank(HAS_RETROACTIF,1)=%</text:p>
      <text:p text:style-name="P8"/>
      <text:p text:style-name="P21">%=SALUTATION_ATTESTATION=%</text:p>
      <text:p text:style-name="P8"/>
      <text:p text:style-name="P8"/>
      <text:p text:style-name="P8"/>
      <text:p text:style-name="P9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%=SIGNATURE=%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6-10-05T13:46:03.97</dc:date>
    <meta:editing-cycles>101</meta:editing-cycles>
    <meta:editing-duration>PT6H15M14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